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4a5" officeooo:paragraph-rsid="0000a122"/>
    </style:style>
    <style:style style:name="P2" style:family="paragraph" style:parent-style-name="Standard">
      <style:text-properties officeooo:rsid="0000a122" officeooo:paragraph-rsid="0000a122"/>
    </style:style>
    <style:style style:name="P3" style:family="paragraph" style:parent-style-name="Standard">
      <style:text-properties officeooo:rsid="000166fd" officeooo:paragraph-rsid="000166fd"/>
    </style:style>
    <style:style style:name="P4" style:family="paragraph" style:parent-style-name="Standard">
      <style:text-properties officeooo:rsid="000166fd" officeooo:paragraph-rsid="000273a3"/>
    </style:style>
    <style:style style:name="P5" style:family="paragraph" style:parent-style-name="Standard">
      <style:text-properties officeooo:rsid="000273a3" officeooo:paragraph-rsid="000273a3"/>
    </style:style>
    <style:style style:name="P6" style:family="paragraph" style:parent-style-name="Standard">
      <style:text-properties officeooo:rsid="0004281a" officeooo:paragraph-rsid="0004281a"/>
    </style:style>
    <style:style style:name="P7" style:family="paragraph" style:parent-style-name="Standard">
      <style:text-properties officeooo:rsid="000a612a" officeooo:paragraph-rsid="000a612a"/>
    </style:style>
    <style:style style:name="P8" style:family="paragraph" style:parent-style-name="Standard">
      <style:text-properties officeooo:rsid="000e0735" officeooo:paragraph-rsid="000e0735"/>
    </style:style>
    <style:style style:name="P9" style:family="paragraph" style:parent-style-name="Standard">
      <style:text-properties officeooo:rsid="000fdda6" officeooo:paragraph-rsid="000fdda6"/>
    </style:style>
    <style:style style:name="P10" style:family="paragraph" style:parent-style-name="Standard">
      <style:text-properties officeooo:rsid="0010e839" officeooo:paragraph-rsid="0010e839"/>
    </style:style>
    <style:style style:name="P11" style:family="paragraph" style:parent-style-name="Standard">
      <style:text-properties officeooo:rsid="0012b416" officeooo:paragraph-rsid="0012b416"/>
    </style:style>
    <style:style style:name="P12" style:family="paragraph" style:parent-style-name="Standard">
      <style:paragraph-properties fo:text-align="start" style:justify-single-word="false"/>
      <style:text-properties officeooo:rsid="0012b416" officeooo:paragraph-rsid="00146008"/>
    </style:style>
    <style:style style:name="P13" style:family="paragraph" style:parent-style-name="Standard">
      <style:text-properties officeooo:paragraph-rsid="0012b416"/>
    </style:style>
    <style:style style:name="P14" style:family="paragraph" style:parent-style-name="Standard">
      <style:paragraph-properties fo:text-align="start" style:justify-single-word="false"/>
      <style:text-properties officeooo:rsid="0015486c" officeooo:paragraph-rsid="0015486c"/>
    </style:style>
    <style:style style:name="P15" style:family="paragraph" style:parent-style-name="Standard">
      <style:text-properties officeooo:rsid="001a94d5" officeooo:paragraph-rsid="001a94d5"/>
    </style:style>
    <style:style style:name="P16" style:family="paragraph" style:parent-style-name="Standard">
      <style:text-properties officeooo:rsid="001a94d5" officeooo:paragraph-rsid="000273a3"/>
    </style:style>
    <style:style style:name="P17" style:family="paragraph" style:parent-style-name="Standard">
      <style:text-properties officeooo:rsid="001c19b7" officeooo:paragraph-rsid="001c19b7"/>
    </style:style>
    <style:style style:name="P18" style:family="paragraph" style:parent-style-name="Standard">
      <style:text-properties officeooo:rsid="001ddbe3" officeooo:paragraph-rsid="001ddbe3"/>
    </style:style>
    <style:style style:name="P19" style:family="paragraph" style:parent-style-name="Standard">
      <style:text-properties officeooo:rsid="001ed589" officeooo:paragraph-rsid="001ed589"/>
    </style:style>
    <style:style style:name="P20" style:family="paragraph" style:parent-style-name="Standard">
      <style:text-properties officeooo:rsid="00298027" officeooo:paragraph-rsid="00298027"/>
    </style:style>
    <style:style style:name="P21" style:family="paragraph" style:parent-style-name="Table_20_Contents">
      <style:text-properties officeooo:rsid="0010e839" officeooo:paragraph-rsid="0010e839"/>
    </style:style>
    <style:style style:name="P22" style:family="paragraph" style:parent-style-name="Table_20_Contents">
      <style:text-properties officeooo:rsid="0015ab60" officeooo:paragraph-rsid="0015ab60"/>
    </style:style>
    <style:style style:name="P23" style:family="paragraph" style:parent-style-name="Table_20_Contents">
      <style:text-properties officeooo:rsid="001ed589" officeooo:paragraph-rsid="001ed589"/>
    </style:style>
    <style:style style:name="P24" style:family="paragraph" style:parent-style-name="Standard">
      <style:text-properties officeooo:rsid="002c84a3" officeooo:paragraph-rsid="002c84a3"/>
    </style:style>
    <style:style style:name="P25" style:family="paragraph" style:parent-style-name="Standard">
      <style:text-properties officeooo:paragraph-rsid="002c84a3"/>
    </style:style>
    <style:style style:name="P26" style:family="paragraph" style:parent-style-name="Standard">
      <style:text-properties officeooo:rsid="002d1fb8" officeooo:paragraph-rsid="002d1fb8"/>
    </style:style>
    <style:style style:name="T1" style:family="text">
      <style:text-properties officeooo:rsid="0000a122"/>
    </style:style>
    <style:style style:name="T2" style:family="text">
      <style:text-properties officeooo:rsid="000273a3"/>
    </style:style>
    <style:style style:name="T3" style:family="text">
      <style:text-properties officeooo:rsid="00132acb"/>
    </style:style>
    <style:style style:name="T4" style:family="text">
      <style:text-properties officeooo:rsid="001a94d5"/>
    </style:style>
    <style:style style:name="T5" style:family="text">
      <style:text-properties officeooo:rsid="001c19b7"/>
    </style:style>
    <style:style style:name="T6" style:family="text">
      <style:text-properties officeooo:rsid="001ddbe3"/>
    </style:style>
    <style:style style:name="T7" style:family="text">
      <style:text-properties officeooo:rsid="00205722"/>
    </style:style>
    <style:style style:name="T8" style:family="text">
      <style:text-properties officeooo:rsid="00207675"/>
    </style:style>
    <style:style style:name="T9" style:family="text">
      <style:text-properties officeooo:rsid="0022434d"/>
    </style:style>
    <style:style style:name="T10" style:family="text">
      <style:text-properties officeooo:rsid="002c84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dnotacja co jest gdzie.</text:p>
      <text:p text:style-name="P1">W folderze artykuły - artykuły używane (papery na których się wzorowałem oraz proces kaskadowy)</text:p>
      <text:p text:style-name="P1">RSan - implementacja algorytmu R/S z githuba</text:p>
      <text:p text:style-name="P1">HurstClassifier.ipynb - notebook z projektem</text:p>
      <text:p text:style-name="P1">pliki txt - wygnerowane wcześniej dane </text:p>
      <text:p text:style-name="P1"/>
      <text:p text:style-name="P1"/>
      <text:p text:style-name="P1">Celem projektu jest odtworznie publikacji dotyczącej obliczania współczynnika Hurst-a, wielkości charakteryzującej <text:span text:style-name="T4">głebokość</text:span> <text:span text:style-name="T4">zależności w</text:span> szeregach czasowych. <text:span text:style-name="T4">Wartość współczynnika zawiera się w przedziale (0,1), jest on związany w wymiarm fraktalnym.</text:span> Jeśli jego wartość dla danego szeregu wynosi (0,0.5) to szereg wykazuje antykorelacje wartości, dla wartości 0.5 jest to proces losowy a dla wartości (0.5,1) wartości wykazują pamięć. <text:span text:style-name="T4">Przy pomocy tej </text:span><text:s/>charakterysty<text:span text:style-name="T4">ki na postawie pływów Nilu</text:span> oszacowano <text:span text:style-name="T4">np</text:span> <text:span text:style-name="T4">odpowiednią</text:span> wysokość tamy na Nilu.</text:p>
      <text:p text:style-name="P1"><text:s/><text:span text:style-name="T1">Istnieją różne algorytmy obliczające ten współczynnik, jednymi z popularniejszych są Detrended Fluctuation Analysis (DFA) I Rescaled Range Analysis (R/S). </text:span></text:p>
      <text:p text:style-name="P1"/>
      <text:p text:style-name="P15">Postawiony problem to podjęcie próby obliczania ww. Wielkości za pomocą metod ML.</text:p>
      <text:p text:style-name="P2">Jak się okazuje <text:span text:style-name="T4">drzewa decyzyjne osiągają w tej dziedzinie pewne zadowalające wyniki, w szczególności ich połączena czyli modele typu ensemble jak</text:span> randomforest . <text:span text:style-name="T4">W tym projekcie wykonałem próbę wytrenowania klasyfikatora RandomForestClassifier I RandomForestRegreesor.</text:span></text:p>
      <text:p text:style-name="P2"/>
      <text:p text:style-name="P4">Dokładnej wartości <text:span text:style-name="T4">współczynnika hursta dla szeregu</text:span> <text:span text:style-name="T4">zazwyczaj nie da się policzyć. Żeby porównać czy wynik jest dobry</text:span> zadać pewną tolerację, która określa jak daleko oszacowanie może się różnić od teoretycznej wartości aby było uznane za poprawne. W ten sposób możemy <text:span text:style-name="T2">zadając tolerację</text:span> podzielić przedział (0.5,1) na klasy. </text:p>
      <text:p text:style-name="P16">Podzielono przedzial na 11 klas wartości współczynników Hursta zaczanając od 0.51 kończąc 0.99 z krokiem co 0.05. </text:p>
      <text:p text:style-name="P5"/>
      <text:p text:style-name="P6">Dane</text:p>
      <text:p text:style-name="P17">Potrzebny jest duży zbiór treningowy.</text:p>
      <text:p text:style-name="P6">Aby <text:span text:style-name="T5">go </text:span>uzyskać <text:span text:style-name="T5">możemy sztucznie wygenerować </text:span><text:s/><text:span text:style-name="T5">takie dane za pomocą</text:span> procesu kaskadowego opisanego w jednym z odnośników (plik cascady.pdf). <text:s/>W dużym skrócie: zaczynamy od jednego punktu x, losujemy wagę w z rozkładu symetrycznego beta z jednym parametrem a <text:span text:style-name="T5">i</text:span> dostajemy dwa punty xw , x(1-w). Powtarzamy na każdym z punktów (za każdym razem losujemy inną wagę). <text:span text:style-name="T5">Po n iteracjach d</text:span>ostajemy ostatenicznie szereg czasowy o długości 2^n. <text:span text:style-name="T3">Taki szereg czasowy nie posiada wartości ujemnych. </text:span><text:s/>Dla zadanego <text:span text:style-name="T5">parametru </text:span><text:s/>a <text:span text:style-name="T5">rozkładu</text:span> można teoretycznie obliczyć <text:span text:style-name="T5">odpowiadający mu współczynnik Hursta.</text:span></text:p>
      <text:p text:style-name="P8">Program służący do generowania danych znajduje się w pliku gen.py</text:p>
      <text:p text:style-name="P6"/>
      <text:p text:style-name="P6">Trening </text:p>
      <text:p text:style-name="P7">Randomforest clasyfikuje dane na podstawie cech obiektu (features). Są dwa sposoby , jedną jest podawanie charaktrystyk szeregu: wartym zauważenia jest fakt że jedną z podawanych charakterystyk jest współczynnik Hursta (prawdopodobnie obliczony przez algorytm) więc klasyfikator jest wzmocnieniem algortymu. <text:span text:style-name="T5">Drugim sposobem jest <text:s/>podanie wartości szeregu jako zestaw cech. Trenowałem model drugim sposobem. Dla clasyfikatora RandomForestClassifier jako predykcje podajemy numer przedziału. Dla RandomForestRegressor podajemy po prostu teoretyczną wartość.</text:span></text:p>
      <text:p text:style-name="P11"/>
      <text:p text:style-name="P11">Do znalezienia najlepszych parametrów został przeprowadzony grid search oraz ręczne testowanie. Jako test dokładności przerowadzano walidacje krzyżową. </text:p>
      <text:p text:style-name="P11"/>
      <text:p text:style-name="P11"><text:soft-page-break/>Analiza </text:p>
      <text:p text:style-name="P11"><text:span text:style-name="T5">obiety typu drzew decyzyjnych</text:span> posiada<text:span text:style-name="T5">ją</text:span> pewne dwie ważne cechy pomagące w jego analizie i ręcznym dopasowywaniu parametrów:</text:p>
      <text:p text:style-name="P12"><text:tab/><text:span text:style-name="T5">Pierwsze: p</text:span>ojedyńcze drzewo można zwizualizować, na tej podstawie można zobaczyć jak uczy się model. Łatwo zobaczyć, że RandomForestClassfier bardzo zwraca uwagę na to, gdzie w szeregu <text:span text:style-name="T5">stoją zera.</text:span></text:p>
      <text:p text:style-name="P12"><text:span text:style-name="T5">Drugie: </text:span>Model udostępnia statystyki, które opisują jak ważne są konkretne wagi. Po zwizualizowaniu <text:span text:style-name="T5">rozkładu dla klasyfikatora RandomForestClassifier</text:span> widać , że większość wag jest aktywna. Natomiast dla RandomForestRegressor wykres jest wyraznie inny widać pewną dominację pewnych pojedyńczych wag.</text:p>
      <text:p text:style-name="P14">Jak było wspomniane szereg czasowy ma tutaj wartości dodatnie. Jak wynika z testów jeśli szereg czasowy wyśrodkować (wtedy potrzeba znowu normalizacji) <text:span text:style-name="T6">i</text:span> na nim trenować model to dokładność spada (być może się da ale potrzebny jest inny zestaw paramatrów).</text:p>
      <text:p text:style-name="P13"/>
      <text:p text:style-name="P7"/>
      <text:p text:style-name="P7"/>
      <text:p text:style-name="P18">Ponieżej przedstawiono ostatecznie wyniki dokładności modeli trenowanych na różnych datasetach. Odchylenie standardowe dokładności nie przekracza 0.1 dla wystkich pomiarów (wyciągamy tą statystkę na podstawie crossvalidacji)</text:p>
      <text:p text:style-name="P7"/>
      <text:p text:style-name="P9">Wyniki </text:p>
      <text:p text:style-name="P10">Trenowano model dla danych o długości 512 i 4096, po 500 przykładów dla każdej z 11 kla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Długość danych \Model</text:p>
          </table:table-cell>
          <table:table-cell table:style-name="Table1.A1" office:value-type="string">
            <text:p text:style-name="P21">RandomForestClassifier</text:p>
          </table:table-cell>
          <table:table-cell table:style-name="Table1.C1" office:value-type="string">
            <text:p text:style-name="P21">RandomForestRegressor</text:p>
          </table:table-cell>
        </table:table-row>
        <table:table-row>
          <table:table-cell table:style-name="Table1.A2" office:value-type="string">
            <text:p text:style-name="P22">512</text:p>
          </table:table-cell>
          <table:table-cell table:style-name="Table1.A2" office:value-type="string">
            <text:p text:style-name="P23">0.8<text:span text:style-name="T8">2</text:span></text:p>
          </table:table-cell>
          <table:table-cell table:style-name="Table1.C2" office:value-type="string">
            <text:p text:style-name="P22">0.8<text:span text:style-name="T7">4</text:span></text:p>
          </table:table-cell>
        </table:table-row>
        <table:table-row>
          <table:table-cell table:style-name="Table1.A2" office:value-type="string">
            <text:p text:style-name="P21">4096</text:p>
          </table:table-cell>
          <table:table-cell table:style-name="Table1.A2" office:value-type="string">
            <text:p text:style-name="P22">0.<text:span text:style-name="T8">83</text:span></text:p>
          </table:table-cell>
          <table:table-cell table:style-name="Table1.C2" office:value-type="string">
            <text:p text:style-name="P22">0.<text:span text:style-name="T9">92</text:span></text:p>
          </table:table-cell>
        </table:table-row>
      </table:table>
      <text:p text:style-name="P10"/>
      <text:p text:style-name="P7"/>
      <text:p text:style-name="P19">Drugi model ma <text:span text:style-name="T9">pewną</text:span> przewagę nad pierwszym prawdopodobnie dlatego, że korzysta z informacji że klasy są uszeregowane. Jednak trenuje się znacznie dłużej. <text:span text:style-name="T9">W praktyce wydaje się, że podobne zestawy hiperparametór są dobre dla obu modeli, więc pierwszy szybszy nadaje się dobrze do ich szukania i trenowania natomiast drugi prawdopodobnie wytrenuje się lepiej.</text:span></text:p>
      <text:p text:style-name="P6"/>
      <text:p text:style-name="P3"/>
      <text:p text:style-name="P24">Pozostaje pytanie jak model działa na prawdziwych danych , a nie generowanych. Przeprowadzono test dla dwóch szeregów czasowych. Pierwszy pływy nilu, tutaj klasyfikatory podają 10 klasę czyli przedział (0.975,0.99), algorytm R/S zwraca 0.89. </text:p>
      <text:p text:style-name="P25"><text:span text:style-name="T10">Drugi to fragment datasetu danych pomiarowych jakości powietrza “Non Metanic HydroCarbons concentration”. Wartość policzona przez algorytm wynosi 0.70, wartości oszacowane przez klasyfikatory to odpowiednio</text:span></text:p>
      <text:p text:style-name="P25"/>
      <text:p text:style-name="P26">Sugeruje to, że podane dane niekoniecznie dobrze symulują to co chcemy, albo mają pewne własne ukryte właściw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22:32:51.427718216</meta:creation-date>
    <dc:date>2020-01-20T00:15:05.540331972</dc:date>
    <meta:editing-duration>PT16H43M36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39" meta:word-count="722" meta:character-count="5341" meta:non-whitespace-character-count="4641"/>
  </office:meta>
</office:document-meta>
</file>